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title">
      <style:graphic-properties draw:auto-grow-height="true" fo:min-height="3.48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8.309cm"/>
    </style:style>
    <style:style style:name="pr8" style:family="presentation" style:parent-style-name="Default-subtitle">
      <style:graphic-properties draw:fill-color="#ffffff" draw:textarea-vertical-align="top" fo:min-height="16.717cm"/>
    </style:style>
    <style:style style:name="pr9" style:family="presentation" style:parent-style-name="Default-subtitle">
      <style:graphic-properties draw:fill-color="#ffffff" draw:textarea-vertical-align="top" fo:min-height="16.255cm"/>
    </style:style>
    <style:style style:name="pr10" style:family="presentation" style:parent-style-name="Default-subtitle">
      <style:graphic-properties draw:fill-color="#ffffff" draw:textarea-vertical-align="top" fo:min-height="15.921cm"/>
    </style:style>
    <style:style style:name="pr11" style:family="presentation" style:parent-style-name="Default-subtitle">
      <style:graphic-properties draw:fill-color="#ffffff" draw:auto-grow-height="true" fo:min-height="18.757cm"/>
    </style:style>
    <style:style style:name="pr12" style:family="presentation" style:parent-style-name="Default-subtitle">
      <style:graphic-properties draw:fill-color="#ffffff" draw:textarea-vertical-align="top" fo:min-height="17.513cm"/>
    </style:style>
    <style:style style:name="pr13" style:family="presentation" style:parent-style-name="Default-subtitle">
      <style:graphic-properties draw:fill-color="#ffffff" draw:textarea-vertical-align="top" fo:min-height="19.225cm"/>
    </style:style>
    <style:style style:name="P1" style:family="paragraph">
      <style:paragraph-properties fo:text-align="start"/>
      <style:text-properties fo:font-size="22pt"/>
    </style:style>
    <style:style style:name="P2" style:family="paragraph">
      <style:text-properties fo:font-size="2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 New1" fo:font-size="20pt" style:font-size-asian="20pt" style:font-size-complex="20pt"/>
    </style:style>
    <style:style style:name="P6" style:family="paragraph">
      <style:paragraph-properties fo:text-align="start"/>
      <style:text-properties style:font-name="Courier New1" fo:font-size="18pt" style:font-size-asian="18pt" style:font-size-complex="18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style:font-name="Courier New1" fo:font-size="20pt" style:font-size-asian="20pt" style:font-size-complex="20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text-align="start"/>
      <style:text-properties style:font-name="Courier New1" fo:font-size="16pt" style:font-size-asian="16pt" style:font-size-complex="16pt"/>
    </style:style>
    <style:style style:name="P13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style:font-name="Courier 10 Pitch2" fo:font-size="20pt" style:font-size-asian="20pt" style:font-size-complex="20pt"/>
    </style:style>
    <style:style style:name="T2" style:family="text">
      <style:text-properties fo:font-size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Courier New1" fo:font-size="20pt" style:font-size-asian="20pt" style:font-size-complex="20pt"/>
    </style:style>
    <style:style style:name="T5" style:family="text">
      <style:text-properties style:font-name="Courier New1" fo:font-size="18pt" style:font-size-asian="18pt" style:font-size-complex="18pt"/>
    </style:style>
    <style:style style:name="T6" style:family="text">
      <style:text-properties fo:color="#ff420e" style:font-name="Courier New1" fo:font-size="18pt" style:font-size-asian="18pt" style:font-size-complex="18pt"/>
    </style:style>
    <style:style style:name="T7" style:family="text">
      <style:text-properties fo:color="#000000" style:font-name="Courier New1" fo:font-size="18pt" style:font-size-asian="18pt" style:font-size-complex="18pt"/>
    </style:style>
    <style:style style:name="T8" style:family="text">
      <style:text-properties fo:color="#c5000b" style:font-name="Courier New1" fo:font-size="18pt" style:font-size-asian="18pt" style:font-size-complex="18pt"/>
    </style:style>
    <style:style style:name="T9" style:family="text">
      <style:text-properties style:use-window-font-color="true" style:font-name="Courier New1" fo:font-size="18pt" style:font-size-asian="18pt" style:font-size-complex="18pt"/>
    </style:style>
    <style:style style:name="T10" style:family="text">
      <style:text-properties style:font-name="Courier 10 Pitch2" fo:font-size="22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ff420e" style:font-name="Courier New1" fo:font-size="20pt" style:font-size-asian="20pt" style:font-size-complex="20pt"/>
    </style:style>
    <style:style style:name="T13" style:family="text">
      <style:text-properties fo:color="#000000" style:font-name="Courier New1" fo:font-size="20pt" style:font-size-asian="20pt" style:font-size-complex="20pt"/>
    </style:style>
    <style:style style:name="T14" style:family="text">
      <style:text-properties fo:color="#c5000b" style:font-name="Courier New1" fo:font-size="20pt" style:font-size-asian="20pt" style:font-size-complex="20pt"/>
    </style:style>
    <style:style style:name="T15" style:family="text">
      <style:text-properties style:use-window-font-color="true" style:font-name="Courier New1" fo:font-size="20pt" style:font-size-asian="20pt" style:font-size-complex="2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Courier 10 Pitch2" fo:font-size="18pt" style:font-size-asian="18pt" style:font-size-complex="18pt"/>
    </style:style>
    <style:style style:name="T19" style:family="text">
      <style:text-properties fo:color="#c5000b" fo:font-size="18pt" style:font-size-asian="18pt" style:font-size-complex="18pt"/>
    </style:style>
    <style:style style:name="T20" style:family="text">
      <style:text-properties style:font-name="Courier New1" fo:font-size="16pt" style:font-size-asian="16pt" style:font-size-complex="16pt"/>
    </style:style>
    <style:style style:name="T21" style:family="text">
      <style:text-properties fo:color="#c5000b" style:font-name="Courier 10 Pitch2" fo:font-size="22pt" style:font-size-asian="22pt" style:font-size-complex="22pt"/>
    </style:style>
    <style:style style:name="T22" style:family="text">
      <style:text-properties style:font-name="Courier 10 Pitch2" fo:font-size="16pt" style:font-size-asian="16pt" style:font-size-complex="16pt"/>
    </style:style>
    <style:style style:name="T23" style:family="text">
      <style:text-properties style:font-name="Courier 10 Pitch2" fo:font-size="36pt" style:font-size-asian="36pt" style:font-size-complex="36pt"/>
    </style:style>
    <style:style style:name="T24" style:family="text">
      <style:text-properties style:font-name="Courier 10 Pitch2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::Class::Moose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p><text:span text:style-name="T1">$ perl -MtTest::Class::Moose -e 'print "$Test::Class::MooseVERSION \n"'</text:span></text:p>
            <text:p><text:span text:style-name="T1">0.62</text:span></text:p>
            <text:p><text:span text:style-name="T1"/></text:p>
            <text:p><text:span text:style-name="T1">PerlBrew</text:span></text:p>
            <text:p><text:span text:style-name="T1">$ perl -v |grep version</text:span></text:p>
            <text:p><text:span text:style-name="T1">This is perl 5, version 20, subversion 1 (v5.20.1) built for x86_64-linux</text:span></text:p>
            <text:p><text:span text:style-name="T1"/></text:p>
            <text:p><text:span text:style-name="T1">Ubuntu 14.04 LTS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My platform and installation</text:span></text:p>
              <text:p><text:span text:style-name="T2"/></text:p>
              <text:p><text:span text:style-name="T2">Yes, this presentation works in OpenOffice and LibreOffice</text:span></text:p>
            </draw:text-box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Brief introduction to Test::Class::Moose based on video by Curtis Poe @ YAPC:NA '13</text:span></text:p>
                <text:p><text:span text:style-name="T3">Note: Test::Class::Moose-&gt;runtests is deprecated</text:span></text:p>
                <text:p><text:span text:style-name="T3">I got</text:span></text:p>
                <text:p><text:span text:style-name="T3">my $test_suite =Test::Class::Moose::Runner-&gt;new(</text:span></text:p>
                <text:p><text:span text:style-name="T3">)-&gt;runtests-&gt;test_report;</text:span></text:p>
                <text:p><text:span text:style-name="T3">to work.</text:span></text:p>
              </text:list-item>
              <text:list-item>
                <text:p><text:span text:style-name="T3">Wish to peak your interest so you'll read the documentation for Test::Class::Moose to see if there is more stuff to your lik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ual project directory</text:p>
          </draw:text-box>
        </draw:frame>
        <draw:frame presentation:style-name="pr2" draw:text-style-name="P5" draw:layer="layout" svg:width="25.199cm" svg:height="12.179cm" svg:x="1.4cm" svg:y="4.914cm" presentation:class="outline" presentation:user-transformed="true">
          <draw:text-box>
            <text:p text:style-name="P4"><text:span text:style-name="T4">mytest <text:s text:c="13"/># Application directory</text:span></text:p>
            <text:p text:style-name="P4"><text:span text:style-name="T4">+- mytest.pl <text:s text:c="7"/># main program</text:span></text:p>
            <text:p text:style-name="P4"><text:span text:style-name="T4">+- lib <text:s text:c="13"/># Library directory</text:span></text:p>
            <text:p text:style-name="P4"><text:span text:style-name="T4">| <text:s/>+- Mytest.pm <text:s text:c="4"/># Package</text:span></text:p>
            <text:p text:style-name="P4"><text:span text:style-name="T4">+- t <text:s text:c="15"/># Test directory</text:span></text:p>
            <text:p text:style-name="P4"><text:span text:style-name="T4"><text:s text:c="3"/></text:span><text:span text:style-name="T4">+- 01-base.t <text:s text:c="4"/># test program</text:span></text:p>
            <text:p text:style-name="P4"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Example T:C:M project directory</text:p>
          </draw:text-box>
        </draw:frame>
        <draw:frame presentation:style-name="pr2" draw:text-style-name="P6" draw:layer="layout" svg:width="25.199cm" svg:height="15.152cm" svg:x="1.4cm" svg:y="5.014cm" presentation:class="outline" presentation:user-transformed="true">
          <draw:text-box>
            <text:p text:style-name="P4"><text:span text:style-name="T5">mytest <text:s text:c="15"/># Application directory</text:span></text:p>
            <text:p text:style-name="P4"><text:span text:style-name="T5">+- mytest.pl <text:s text:c="9"/># main program</text:span></text:p>
            <text:p text:style-name="P4"><text:span text:style-name="T5">+- lib <text:s text:c="15"/># Library directory</text:span></text:p>
            <text:p text:style-name="P4"><text:span text:style-name="T5">| <text:s/>+- Mytest.pm <text:s text:c="6"/># Package</text:span></text:p>
            <text:p text:style-name="P4"><text:span text:style-name="T5">+- t <text:s text:c="17"/># Test directory</text:span></text:p>
            <text:p text:style-name="P4"><text:span text:style-name="T5"><text:s text:c="3"/></text:span><text:span text:style-name="T5">+- </text:span><text:span text:style-name="T6">run.t</text:span></text:p>
            <text:p text:style-name="P4"><text:span text:style-name="T5"><text:s text:c="3"/></text:span><text:span text:style-name="T5">+- </text:span><text:span text:style-name="T6">tests</text:span><text:span text:style-name="T5"> <text:s text:c="10"/># Library directory of tests</text:span></text:p>
            <text:p text:style-name="P4"><text:span text:style-name="T7"><text:s text:c="5"/></text:span><text:span text:style-name="T7">+- </text:span><text:span text:style-name="T8">My</text:span></text:p>
            <text:p text:style-name="P4"><text:span text:style-name="T7"><text:s text:c="5"/></text:span><text:span text:style-name="T7">| <text:s/>+- </text:span><text:span text:style-name="T8">Test</text:span></text:p>
            <text:p text:style-name="P4"><text:span text:style-name="T7"><text:s text:c="5"/></text:span><text:span text:style-name="T7">| <text:s text:c="3"/>+- </text:span><text:span text:style-name="T8">Class.pm</text:span><text:span text:style-name="T7"> <text:s text:c="3"/># Test Class Base</text:span></text:p>
            <text:p text:style-name="P4"><text:span text:style-name="T5"><text:s text:c="5"/></text:span><text:span text:style-name="T5">+- </text:span><text:span text:style-name="T6">TestsFor</text:span><text:span text:style-name="T5"> <text:s text:c="5"/># Test:Class Tests for this project</text:span></text:p>
            <text:p text:style-name="P4"><text:span text:style-name="T5"><text:s text:c="7"/></text:span><text:span text:style-name="T5">+- </text:span><text:span text:style-name="T6">Mytest.pm</text:span><text:span text:style-name="T9"> <text:s text:c="2"/># Test Package for library pack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Ovid's example project directory</text:p>
              <text:p/>
              <text:p>Point out the two boilerplate files</text:p>
              <text:p>t/run.t <text:s text:c="2"/>t/My/Test/Class.pm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id's T::C:M Boilerplate</text:p>
          </draw:text-box>
        </draw:frame>
        <draw:frame presentation:style-name="pr2" draw:layer="layout" svg:width="25.199cm" svg:height="12.179cm" svg:x="1.4cm" svg:y="4.914cm" presentation:class="outline">
          <draw:text-box>
            <text:p>Next 2 screens are the cor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t/run.t</text:p>
          </draw:text-box>
        </draw:frame>
        <draw:frame presentation:style-name="pr2" draw:text-style-name="P1" draw:layer="layout" svg:width="25.199cm" svg:height="15.152cm" svg:x="1.4cm" svg:y="4.914cm" presentation:class="outline" presentation:user-transformed="true">
          <draw:text-box>
            <text:p text:style-name="P4"><text:span text:style-name="T10">#!/usr/bin/env perl</text:span></text:p>
            <text:p text:style-name="P4"><text:span text:style-name="T10">use Test::Class::Moose::Load 't/tests';</text:span></text:p>
            <text:p text:style-name="P4"><text:span text:style-name="T10">#use Test::Class::Moose::Load qw&lt;t/customer t/order&gt;;</text:span></text:p>
            <text:p text:style-name="P4"><text:span text:style-name="T10">use Test::Class::Moose::Runner;</text:span></text:p>
            <text:p text:style-name="P4"><text:span text:style-name="T10">my $test_suite =Test::Class::Moose::Runner-&gt;new(</text:span></text:p>
            <text:p text:style-name="P4"><text:span text:style-name="T10"><text:s text:c="6"/></text:span><text:span text:style-name="T10">statistics <text:s text:c="2"/>=&gt; 1,</text:span></text:p>
            <text:p text:style-name="P4"><text:span text:style-name="T10"><text:s text:c="6"/></text:span><text:span text:style-name="T10">test_classes =&gt; \@ARGV,</text:span></text:p>
            <text:p text:style-name="P4"><text:span text:style-name="T10">)-&gt;runtests-&gt;test_report;</text:span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ARGV is so you can run test class(es) but not the entire test suite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481cm" svg:x="1.4cm" svg:y="0.583cm" presentation:class="title" presentation:user-transformed="true">
          <draw:text-box>
            <text:p>t/tests/My/Test/Class.pm <text:line-break/>Test Base Case</text:p>
          </draw:text-box>
        </draw:frame>
        <draw:frame presentation:style-name="pr2" draw:text-style-name="P1" draw:layer="layout" svg:width="25.199cm" svg:height="15.152cm" svg:x="1.4cm" svg:y="4.914cm" presentation:class="outline" presentation:user-transformed="true">
          <draw:text-box>
            <text:p text:style-name="P4"><text:span text:style-name="T10">package My::Test::Class;</text:span></text:p>
            <text:p text:style-name="P4"><text:span text:style-name="T10">use Test::Class::Moose;</text:span></text:p>
            <text:p text:style-name="P4"><text:span text:style-name="T10">with 'Test::Class::Moose::Role::AutoUse';</text:span></text:p>
            <text:p text:style-name="P4"><text:span text:style-name="T10"/></text:p>
            <text:p text:style-name="P4"><text:span text:style-name="T10">1;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n this revelation of a Base Test Case, Ovid did not</text:p>
              <text:p>Include</text:p>
              <text:p>test_startup, test_shutdown</text:p>
              <text:p>test_setup, test_teardown</text:p>
              <text:p/>
              <text:p>You can change the “My” but the not “Test/Class,pm”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ur Project's Code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Project Modules</text:p>
          </draw:text-box>
        </draw:frame>
        <draw:frame presentation:style-name="pr2" draw:text-style-name="P5" draw:layer="layout" svg:width="25.199cm" svg:height="15.152cm" svg:x="1.4cm" svg:y="4.914cm" presentation:class="outline" presentation:user-transformed="true">
          <draw:text-box>
            <text:p text:style-name="P4"><text:span text:style-name="T4">mytest <text:s text:c="14"/># Application directory</text:span></text:p>
            <text:p text:style-name="P4"><text:span text:style-name="T4">+- test_person.pl <text:s text:c="3"/># main program</text:span></text:p>
            <text:p text:style-name="P4"><text:span text:style-name="T4">+- lib <text:s text:c="14"/># Library directory</text:span></text:p>
            <text:p text:style-name="P4"><text:span text:style-name="T4"><text:s text:c="3"/></text:span><text:span text:style-name="T4">+- Person.pm <text:s text:c="5"/># Personal Info.</text:span></text:p>
            <text:p text:style-name="P4"><text:span text:style-name="T4"><text:s text:c="3"/></text:span><text:span text:style-name="T4">| <text:s text:c="16"/># Note: method “name” is Fname first</text:span></text:p>
            <text:p text:style-name="P4"><text:span text:style-name="T4"><text:s text:c="3"/></text:span><text:span text:style-name="T4">+- Person</text:span></text:p>
            <text:p text:style-name="P4"><text:span text:style-name="T4"><text:s text:c="3"/></text:span><text:span text:style-name="T4">| |</text:span></text:p>
            <text:p text:style-name="P4"><text:span text:style-name="T4"><text:s text:c="3"/></text:span><text:span text:style-name="T4">| +-Employee.pm <text:s text:c="2"/># Extends Person. Adds EE number</text:span></text:p>
            <text:p text:style-name="P4"><text:span text:style-name="T4"><text:s text:c="3"/></text:span><text:span text:style-name="T4">| <text:s text:c="16"/># Note: method “name” is Lname first</text:span></text:p>
            <text:p text:style-name="P4"><text:span text:style-name="T4"><text:s text:c="3"/></text:span><text:span text:style-name="T4">+- Customer.pm <text:s text:c="3"/># Extends Person</text:span></text:p>
            <text:p text:style-name="P4"><text:span text:style-name="T4"><text:s text:c="21"/></text:span><text:span text:style-name="T4"># <text:s text:c="2"/>Customer must be over 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Yes you might say the Customer should be Person::Customer.</text:span></text:p>
              <text:p><text:span text:style-name="T2"/></text:p>
              <text:p><text:span text:style-name="T2">The Person, Customer example is from Beginning Perl Chapter 14.</text:span></text:p>
              <text:p><text:span text:style-name="T2"/></text:p>
              <text:p><text:span text:style-name="T2">The Person, Person::Employee example is from articles at modernperl.com</text:span></text:p>
              <text:p><text:span text:style-name="T2"/></text:p>
              <text:p><text:span text:style-name="T2">I chose to merge the two to see if anything broke in Test::Class::Moose</text:span></text:p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b/Person.pm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5.199cm" svg:height="19.105cm" svg:x="1.4cm" svg:y="0.837cm" presentation:class="subtitle" presentation:user-transformed="true">
          <draw:text-box>
            <text:p text:style-name="P4"><text:span text:style-name="T11">package Person;</text:span></text:p>
            <text:p text:style-name="P4"><text:span text:style-name="T11">use strict; use warnings;</text:span></text:p>
            <text:p text:style-name="P4"><text:span text:style-name="T11">use Moose;</text:span></text:p>
            <text:p text:style-name="P4"><text:span text:style-name="T11">use Moose::Util::TypeConstraints;</text:span></text:p>
            <text:p text:style-name="P4"><text:span text:style-name="T11">use MooseX::Types::Moose 'Str';</text:span></text:p>
            <text:p text:style-name="P4"><text:span text:style-name="T11">use DateTime::Format::Strptime;</text:span></text:p>
            <text:p text:style-name="P4"><text:span text:style-name="T11">use Carp 'croak';</text:span></text:p>
            <text:p text:style-name="P4"><text:span text:style-name="T11">use DateTime;</text:span></text:p>
            <text:p text:style-name="P4"><text:span text:style-name="T11">use namespace::autoclean;</text:span></text:p>
            <text:p text:style-name="P4"><text:span text:style-name="T11"/></text:p>
            <text:p text:style-name="P4"><text:span text:style-name="T11">our $VERSION = '0.01';</text:span></text:p>
            <text:p text:style-name="P4"><text:span text:style-name="T11"/></text:p>
            <text:p text:style-name="P4"><text:span text:style-name="T11"># Moose doesn't know about non-Moose-based classes.</text:span></text:p>
            <text:p text:style-name="P4"><text:span text:style-name="T11">class_type 'DateTime';</text:span></text:p>
            <text:p text:style-name="P4"><text:span text:style-name="T11"/></text:p>
            <text:p text:style-name="P4"><text:span text:style-name="T11">my $datetime_formatter = DateTime::Format::Strptime-&gt;new(</text:span></text:p>
            <text:p text:style-name="P4"><text:span text:style-name="T11"><text:s text:c="4"/></text:span><text:span text:style-name="T11">pattern <text:s text:c="2"/>=&gt; '%Y-%m-%d',</text:span></text:p>
            <text:p text:style-name="P4"><text:span text:style-name="T11"><text:s text:c="4"/></text:span><text:span text:style-name="T11">time_zone =&gt; 'GMT',</text:span></text:p>
            <text:p text:style-name="P4"><text:span text:style-name="T11">);</text:span></text:p>
            <text:p text:style-name="P4"><text:span text:style-name="T11"/></text:p>
            <text:p text:style-name="P4"><text:span text:style-name="T11">coerce 'DateTime'</text:span></text:p>
            <text:p text:style-name="P4"><text:span text:style-name="T11"><text:s text:c="2"/></text:span><text:span text:style-name="T11">=&gt; from Str</text:span></text:p>
            <text:p text:style-name="P4"><text:span text:style-name="T11"><text:s text:c="2"/></text:span><text:span text:style-name="T11">=&gt; via { $datetime_formatter-&gt;parse_datetime($_) };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2">
        <office:forms form:automatic-focus="false" form:apply-design-mode="false"/>
        <draw:frame presentation:style-name="pr8" draw:text-style-name="P7" draw:layer="layout" svg:width="25.199cm" svg:height="16.717cm" svg:x="1.4cm" svg:y="0.837cm" presentation:class="subtitle" presentation:user-transformed="true">
          <draw:text-box>
            <text:p text:style-name="P4"><text:span text:style-name="T11">has first_name <text:s/>=&gt; ( is =&gt; 'ro', isa =&gt; Str, <text:s text:c="5"/>required =&gt; 1 );</text:span></text:p>
            <text:p text:style-name="P4"><text:span text:style-name="T11">has last_name <text:s/>=&gt; ( is =&gt; 'ro', isa =&gt; Str, <text:s text:c="5"/>required =&gt; 1 );</text:span></text:p>
            <text:p text:style-name="P4"><text:span text:style-name="T11">has title <text:s text:c="12"/>=&gt; ( is =&gt; 'rw', isa =&gt; Str, <text:s text:c="5"/>required =&gt; 0 );</text:span></text:p>
            <text:p text:style-name="P4"><text:span text:style-name="T11">has birthdate =&gt;</text:span></text:p>
            <text:p text:style-name="P4"><text:span text:style-name="T11"><text:s text:c="2"/></text:span><text:span text:style-name="T11">( is =&gt; 'ro', isa =&gt; 'DateTime', required =&gt; 1, coerce =&gt; 1 );</text:span></text:p>
            <text:p text:style-name="P4"><text:span text:style-name="T11"/></text:p>
            <text:p text:style-name="P4"><text:span text:style-name="T11">sub name {</text:span></text:p>
            <text:p text:style-name="P4"><text:span text:style-name="T11"><text:s text:c="4"/></text:span><text:span text:style-name="T11">my $self = shift;</text:span></text:p>
            <text:p text:style-name="P4"><text:span text:style-name="T11"/></text:p>
            <text:p text:style-name="P4"><text:span text:style-name="T11"><text:s text:c="4"/></text:span><text:span text:style-name="T11">unless ( $self-&gt;first_name &amp;&amp; $self-&gt;last_name ) {</text:span></text:p>
            <text:p text:style-name="P4"><text:span text:style-name="T11"><text:s text:c="8"/></text:span><text:span text:style-name="T11">croak("Both first and last names must be set");</text:span></text:p>
            <text:p text:style-name="P4"><text:span text:style-name="T11"><text:s text:c="4"/></text:span><text:span text:style-name="T11">}</text:span></text:p>
            <text:p text:style-name="P4"><text:span text:style-name="T11"/></text:p>
            <text:p text:style-name="P4"><text:span text:style-name="T11"><text:s text:c="4"/></text:span><text:span text:style-name="T11">my $name = '';</text:span></text:p>
            <text:p text:style-name="P4"><text:span text:style-name="T11"><text:s text:c="4"/></text:span><text:span text:style-name="T11">if ( my $title = $self-&gt;title ) {</text:span></text:p>
            <text:p text:style-name="P4"><text:span text:style-name="T11"><text:s text:c="8"/></text:span><text:span text:style-name="T11">$name = "$title ";</text:span></text:p>
            <text:p text:style-name="P4"><text:span text:style-name="T11"><text:s text:c="4"/></text:span><text:span text:style-name="T11">}</text:span></text:p>
            <text:p text:style-name="P4"><text:span text:style-name="T11"><text:s text:c="4"/></text:span><text:span text:style-name="T11">$name .= join ' ', $self-&gt;first_name, $self-&gt;last_name;</text:span></text:p>
            <text:p text:style-name="P4"><text:span text:style-name="T11"><text:s text:c="4"/></text:span><text:span text:style-name="T11">return $name;</text:span></text:p>
            <text:p text:style-name="P4"><text:span text:style-name="T11">}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sub age {</text:span></text:p>
            <text:p text:style-name="P4"><text:span text:style-name="T11"><text:s text:c="4"/></text:span><text:span text:style-name="T11">my $self <text:s text:c="4"/>= shift;</text:span></text:p>
            <text:p text:style-name="P4"><text:span text:style-name="T11"><text:s text:c="4"/></text:span><text:span text:style-name="T11">my $duration = DateTime-&gt;now - $self-&gt;birthdate;</text:span></text:p>
            <text:p text:style-name="P4"><text:span text:style-name="T11"><text:s text:c="4"/></text:span><text:span text:style-name="T11">return $duration-&gt;years;</text:span></text:p>
            <text:p text:style-name="P4"><text:span text:style-name="T11">}</text:span></text:p>
            <text:p text:style-name="P4"><text:span text:style-name="T11"/></text:p>
            <text:p text:style-name="P4"><text:span text:style-name="T11">__PACKAGE__-&gt;meta-&gt;make_immutable;</text:span></text:p>
            <text:p text:style-name="P4"><text:span text:style-name="T11"/></text:p>
            <text:p text:style-name="P4"><text:span text:style-name="T11">1;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b/Person/Employee.pm</text:p>
          </draw:text-box>
        </draw:frame>
        <draw:frame presentation:style-name="pr10" draw:text-style-name="P7" draw:layer="layout" svg:width="25.199cm" svg:height="15.921cm" svg:x="1.4cm" svg:y="4.914cm" presentation:class="subtitle" presentation:user-transformed="true">
          <draw:text-box>
            <text:p text:style-name="P4"><text:span text:style-name="T11">package Person::Employee;</text:span></text:p>
            <text:p text:style-name="P4"><text:span text:style-name="T11">use strict; use warnings;</text:span></text:p>
            <text:p text:style-name="P4"><text:span text:style-name="T11">use Moose;</text:span></text:p>
            <text:p text:style-name="P4"><text:span text:style-name="T11">extends 'Person';</text:span></text:p>
            <text:p text:style-name="P4"><text:span text:style-name="T11">use namespace::autoclean;</text:span></text:p>
            <text:p text:style-name="P4"><text:span text:style-name="T11">use Carp 'croak';</text:span></text:p>
            <text:p text:style-name="P4"><text:span text:style-name="T11">our $VERSION = '0.01';</text:span></text:p>
            <text:p text:style-name="P4"><text:span text:style-name="T11"/></text:p>
            <text:p text:style-name="P4"><text:span text:style-name="T11">has employee_number =&gt; ( is =&gt; 'rw', isa =&gt; 'Int' );</text:span></text:p>
            <text:p text:style-name="P4"><text:span text:style-name="T11"/></text:p>
            <text:p text:style-name="P4"><text:span text:style-name="T11">sub full_name {</text:span></text:p>
            <text:p text:style-name="P4"><text:span text:style-name="T11"><text:s text:c="4"/></text:span><text:span text:style-name="T11">my $self = shift;</text:span></text:p>
            <text:p text:style-name="P4"><text:span text:style-name="T11"><text:s text:c="4"/></text:span><text:span text:style-name="T11">unless ( $self-&gt;first_name &amp;&amp; $self-&gt;last_name ) {</text:span></text:p>
            <text:p text:style-name="P4"><text:span text:style-name="T11"><text:s text:c="8"/></text:span><text:span text:style-name="T11">croak("Both first and last names must be set");</text:span></text:p>
            <text:p text:style-name="P4"><text:span text:style-name="T11"><text:s text:c="4"/></text:span><text:span text:style-name="T11">}</text:span></text:p>
            <text:p text:style-name="P4"><text:span text:style-name="T11"/></text:p>
            <text:p text:style-name="P4"><text:span text:style-name="T11"><text:s text:c="4"/></text:span><text:span text:style-name="T11">return $self-&gt;last_name . ', ' . $self-&gt;first_name;</text:span></text:p>
            <text:p text:style-name="P4"><text:span text:style-name="T11">}</text:span></text:p>
            <text:p text:style-name="P4"><text:span text:style-name="T11">__PACKAGE__-&gt;meta-&gt;make_immutable;</text:span></text:p>
            <text:p text:style-name="P4"><text:span text:style-name="T11">1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ib/Customer.pm</text:p>
          </draw:text-box>
        </draw:frame>
        <draw:frame presentation:style-name="pr10" draw:text-style-name="P7" draw:layer="layout" svg:width="25.199cm" svg:height="15.921cm" svg:x="1.4cm" svg:y="4.914cm" presentation:class="subtitle" presentation:user-transformed="true">
          <draw:text-box>
            <text:p text:style-name="P4"><text:span text:style-name="T11">package Customer;</text:span></text:p>
            <text:p text:style-name="P4"><text:span text:style-name="T11">use strict; use warnings;</text:span></text:p>
            <text:p text:style-name="P4"><text:span text:style-name="T11">use Moose;</text:span></text:p>
            <text:p text:style-name="P4"><text:span text:style-name="T11">extends 'Person';</text:span></text:p>
            <text:p text:style-name="P4"><text:span text:style-name="T11">use Carp 'croak';</text:span></text:p>
            <text:p text:style-name="P4"><text:span text:style-name="T11">use namespace::autoclean;</text:span></text:p>
            <text:p text:style-name="P4"><text:span text:style-name="T11">our $VERSION = '0.01';</text:span></text:p>
            <text:p text:style-name="P4"><text:span text:style-name="T11">sub BUILD {</text:span></text:p>
            <text:p text:style-name="P4"><text:span text:style-name="T11"><text:s text:c="4"/></text:span><text:span text:style-name="T11">my $self = shift;</text:span></text:p>
            <text:p text:style-name="P4"><text:span text:style-name="T11"/></text:p>
            <text:p text:style-name="P4"><text:span text:style-name="T11"><text:s text:c="4"/></text:span><text:span text:style-name="T11">if ( $self-&gt;age &lt; 18 ) {</text:span></text:p>
            <text:p text:style-name="P4"><text:span text:style-name="T11"><text:s text:c="8"/></text:span><text:span text:style-name="T11">my $age = $self-&gt;age;</text:span></text:p>
            <text:p text:style-name="P4"><text:span text:style-name="T11"><text:s text:c="8"/></text:span><text:span text:style-name="T11">croak("Customers must be 18 years old or older, not $age");</text:span></text:p>
            <text:p text:style-name="P4"><text:span text:style-name="T11"><text:s text:c="4"/></text:span><text:span text:style-name="T11">}</text:span></text:p>
            <text:p text:style-name="P4"><text:span text:style-name="T11">}</text:span></text:p>
            <text:p text:style-name="P4"><text:span text:style-name="T11"/></text:p>
            <text:p text:style-name="P4"><text:span text:style-name="T11">__PACKAGE__-&gt;meta-&gt;make_immutable;</text:span></text:p>
            <text:p text:style-name="P4"><text:span text:style-name="T11"/></text:p>
            <text:p text:style-name="P4"><text:span text:style-name="T11">1;</text:span></text:p>
            <text:p text:style-name="P4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BUILD is used to add further validation after “new”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eate test modul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We're onto creating T::C::M modules for each of our project's library module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Example T::C::M project directory</text:p>
          </draw:text-box>
        </draw:frame>
        <draw:frame presentation:style-name="pr2" draw:text-style-name="P6" draw:layer="layout" svg:width="25.199cm" svg:height="15.152cm" svg:x="1.4cm" svg:y="5.014cm" presentation:class="outline" presentation:user-transformed="true">
          <draw:text-box>
            <text:p text:style-name="P4"><text:span text:style-name="T5">mytest <text:s text:c="14"/># Application directory</text:span></text:p>
            <text:p text:style-name="P4"><text:span text:style-name="T5">+- mytest.pl <text:s text:c="8"/># main program</text:span></text:p>
            <text:p text:style-name="P4"><text:span text:style-name="T5">+- lib <text:s text:c="14"/># Library directory</text:span></text:p>
            <text:p text:style-name="P4"><text:span text:style-name="T5">| <text:s/>+- Mytest.pm <text:s text:c="5"/># Package</text:span></text:p>
            <text:p text:style-name="P4"><text:span text:style-name="T5">+- t <text:s text:c="16"/># Test directory</text:span></text:p>
            <text:p text:style-name="P4"><text:span text:style-name="T5"><text:s text:c="3"/></text:span><text:span text:style-name="T5">+- </text:span><text:span text:style-name="T6">run.t</text:span></text:p>
            <text:p text:style-name="P4"><text:span text:style-name="T7"><text:s text:c="3"/></text:span><text:span text:style-name="T7">+- </text:span><text:span text:style-name="T8">My</text:span></text:p>
            <text:p text:style-name="P4"><text:span text:style-name="T7"><text:s text:c="3"/></text:span><text:span text:style-name="T7">| +- </text:span><text:span text:style-name="T8">Test</text:span></text:p>
            <text:p text:style-name="P4"><text:span text:style-name="T7"><text:s text:c="3"/></text:span><text:span text:style-name="T7">| <text:s text:c="2"/>+- </text:span><text:span text:style-name="T8">Class.pm</text:span><text:span text:style-name="T7"> <text:s text:c="2"/># Test Class Base</text:span></text:p>
            <text:p text:style-name="P4"><text:span text:style-name="T5"><text:s text:c="3"/></text:span><text:span text:style-name="T5">+- </text:span><text:span text:style-name="T6">tests</text:span><text:span text:style-name="T5"> <text:s text:c="9"/># Library directory of tests</text:span></text:p>
            <text:p text:style-name="P4"><text:span text:style-name="T5"><text:s text:c="5"/></text:span><text:span text:style-name="T5">+- </text:span><text:span text:style-name="T6">TestsFor</text:span><text:span text:style-name="T5"> <text:s text:c="4"/># Test:Class Tests for this project</text:span></text:p>
            <text:p text:style-name="P4"><text:span text:style-name="T5"><text:s text:c="7"/></text:span><text:span text:style-name="T5">+- </text:span><text:span text:style-name="T6">Mytest.pm</text:span><text:span text:style-name="T9"> <text:s/># Test Package for library pack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Project Cod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11" draw:text-style-name="P9" draw:layer="layout" svg:width="25.199cm" svg:height="18.757cm" svg:x="1.4cm" svg:y="0.855cm" presentation:class="subtitle" presentation:user-transformed="true">
          <draw:text-box>
            <text:p text:style-name="P8"><text:span text:style-name="T4">mytest <text:s text:c="15"/># Application directory</text:span></text:p>
            <text:p text:style-name="P8"><text:span text:style-name="T4">+- test_person.pl <text:s text:c="4"/># main program</text:span></text:p>
            <text:p text:style-name="P8"><text:span text:style-name="T4">+- lib <text:s text:c="15"/># Library directory</text:span></text:p>
            <text:p text:style-name="P8"><text:span text:style-name="T4">| <text:s/>+- Person.pm <text:s text:c="6"/># Personal Info.</text:span></text:p>
            <text:p text:style-name="P8"><text:span text:style-name="T4">| <text:s/>+- Customer.pm <text:s text:c="4"/># Extends Person</text:span></text:p>
            <text:p text:style-name="P8"><text:span text:style-name="T4">| <text:s/>+- Person</text:span></text:p>
            <text:p text:style-name="P8"><text:span text:style-name="T4">| <text:s text:c="3"/>+-Employee.pm <text:s text:c="3"/># Extends Person.</text:span></text:p>
            <text:p text:style-name="P8"><text:span text:style-name="T4">+- t <text:s text:c="17"/># Test directory</text:span></text:p>
            <text:p text:style-name="P8"><text:span text:style-name="T4"><text:s text:c="3"/></text:span><text:span text:style-name="T4">+- </text:span><text:span text:style-name="T12">run.t</text:span></text:p>
            <text:p text:style-name="P8"><text:span text:style-name="T13"><text:s text:c="3"/></text:span><text:span text:style-name="T13">+- </text:span><text:span text:style-name="T14">My</text:span></text:p>
            <text:p text:style-name="P8"><text:span text:style-name="T13"><text:s text:c="3"/></text:span><text:span text:style-name="T13">| +- </text:span><text:span text:style-name="T14">Test</text:span></text:p>
            <text:p text:style-name="P8"><text:span text:style-name="T13"><text:s text:c="3"/></text:span><text:span text:style-name="T13">| <text:s text:c="2"/>+- </text:span><text:span text:style-name="T14">Class.pm</text:span><text:span text:style-name="T13"> <text:s text:c="3"/># Test Class Moose Base</text:span></text:p>
            <text:p text:style-name="P8"><text:span text:style-name="T4"><text:s text:c="3"/></text:span><text:span text:style-name="T4">+- </text:span><text:span text:style-name="T12">tests</text:span><text:span text:style-name="T4"> <text:s text:c="10"/># Library directory of tests</text:span></text:p>
            <text:p text:style-name="P8"><text:span text:style-name="T4"><text:s text:c="5"/></text:span><text:span text:style-name="T4">+- </text:span><text:span text:style-name="T12">TestsFor</text:span><text:span text:style-name="T4"> <text:s text:c="5"/># Project's Test:Class Tests</text:span></text:p>
            <text:p text:style-name="P8"><text:span text:style-name="T4"><text:s text:c="7"/></text:span><text:span text:style-name="T4">+- </text:span><text:span text:style-name="T12">Person.pm</text:span></text:p>
            <text:p text:style-name="P8"><text:span text:style-name="T12"><text:s text:c="7"/></text:span><text:span text:style-name="T15">+-</text:span><text:span text:style-name="T12"> Customer.pm</text:span></text:p>
            <text:p text:style-name="P8"><text:span text:style-name="T12"><text:s text:c="7"/></text:span><text:span text:style-name="T15">+-</text:span><text:span text:style-name="T12"> Person</text:span></text:p>
            <text:p text:style-name="P8"><text:span text:style-name="T12"><text:s text:c="9"/></text:span><text:span text:style-name="T15">+-</text:span><text:span text:style-name="T12"> Employee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/tests/TestsFor/Person.pm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12" draw:text-style-name="P7" draw:layer="layout" svg:width="25.199cm" svg:height="17.513cm" svg:x="1.4cm" svg:y="0.837cm" presentation:class="subtitle" presentation:user-transformed="true">
          <draw:text-box>
            <text:p text:style-name="P4"><text:span text:style-name="T11">package TestsFor::Person;</text:span></text:p>
            <text:p text:style-name="P4"><text:span text:style-name="T11">use Test::Class::Moose parent =&gt; 'My::Test::Class';</text:span></text:p>
            <text:p text:style-name="P4"><text:span text:style-name="T11">use namespace::autoclean;</text:span></text:p>
            <text:p text:style-name="P4"><text:span text:style-name="T11"/></text:p>
            <text:p text:style-name="P4"><text:span text:style-name="T11">has 'test_person' =&gt; ( is =&gt; 'rw', isa =&gt; 'Person' );</text:span></text:p>
            <text:p text:style-name="P4"><text:span text:style-name="T11"/></text:p>
            <text:p text:style-name="P4"><text:span text:style-name="T11">sub constructor_args { return (first_name =&gt; 'Bob',</text:span></text:p>
            <text:p text:style-name="P4"><text:span text:style-name="T11"><text:s text:c="49"/></text:span><text:span text:style-name="T11">last_name <text:s/>=&gt; 'Dobbs',</text:span></text:p>
            <text:p text:style-name="P4"><text:span text:style-name="T11"><text:s text:c="49"/></text:span><text:span text:style-name="T11">birthdate <text:s text:c="3"/>=&gt; '1904-06-03',</text:span></text:p>
            <text:p text:style-name="P4"><text:span text:style-name="T11"><text:s text:c="30"/></text:span><text:span text:style-name="T11">); }</text:span></text:p>
            <text:p text:style-name="P4"><text:span text:style-name="T11"># 'test' object isa TestFor::Person object</text:span></text:p>
            <text:p text:style-name="P4"><text:span text:style-name="T11">sub test_setup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$test-&gt;next::method($report); # call parent's test_setup</text:span></text:p>
            <text:p text:style-name="P4"><text:span text:style-name="T11"><text:s text:c="4"/></text:span><text:span text:style-name="T11">$test-&gt;test_person( $test-&gt;class_name-&gt;new({</text:span></text:p>
            <text:p text:style-name="P4"><text:span text:style-name="T11"><text:s text:c="8"/></text:span><text:span text:style-name="T11">$test-&gt;constructor_args, } )</text:span></text:p>
            <text:p text:style-name="P4"><text:span text:style-name="T11"><text:s text:c="4"/></text:span><text:span text:style-name="T11">);</text:span></text:p>
            <text:p text:style-name="P4"><text:span text:style-name="T11">}</text:span></text:p>
            <text:p text:style-name="P4"><text:span text:style-name="T11">sub test_startup <text:s/>{ }</text:span></text:p>
            <text:p text:style-name="P4"><text:span text:style-name="T11">sub test_shutdown { }</text:span></text:p>
            <text:p text:style-name="P4"><text:span text:style-name="T11">sub test_teardown { }</text:span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3.533cm" svg:x="2.159cm" svg:y="13.271cm" presentation:class="notes" presentation:user-transformed="true">
            <draw:text-box>
              <text:p><text:span text:style-name="T2">T:C:M includes Test::Most which includes strict and warnings pragmas and much much more.</text:span></text:p>
              <text:p><text:span text:style-name="T2"/></text:p>
              <text:p><text:span text:style-name="T2">For T::C::M there is</text:span></text:p>
              <text:p><text:span text:style-name="T2">test_startup/test_shutdown</text:span></text:p>
              <text:p><text:span text:style-name="T2"><text:s text:c="3"/></text:span><text:span text:style-name="T2">Before/After each test class</text:span></text:p>
              <text:p><text:span text:style-name="T2">test_setup/test_teardown</text:span></text:p>
              <text:p><text:span text:style-name="T2"><text:s text:c="3"/></text:span><text:span text:style-name="T2">Before/After each method</text:span></text:p>
              <text:p><text:span text:style-name="T2"/></text:p>
              <text:p><text:span text:style-name="T2">Different than Test::Class where it looks at method attributes and their arguments. In Test::Class you could have N methods for startup, shutdown, setup and teardown. In Test::Class::Moose only one for each.</text:span></text:p>
              <text:p><text:span text:style-name="T2"/></text:p>
              <text:p><text:span text:style-name="T2">Explain constructor_args subroutine in regards to the Test Class for the Employee object</text:span></text:p>
            </draw:text-box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sub test_constructor : Tests(3)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/></text:p>
            <text:p text:style-name="P4"><text:span text:style-name="T11"><text:s text:c="4"/></text:span><text:span text:style-name="T11">ok my $person = $test-&gt;test_person, 'We should have a test person';</text:span></text:p>
            <text:p text:style-name="P4"><text:span text:style-name="T11"/></text:p>
            <text:p text:style-name="P4"><text:span text:style-name="T11"><text:s text:c="4"/></text:span><text:span text:style-name="T11">isa_ok $person, $test-&gt;class_name, '... and the object it returns';</text:span></text:p>
            <text:p text:style-name="P4"><text:span text:style-name="T11"><text:s text:c="4"/></text:span><text:span text:style-name="T11">is $person-&gt;name, 'Bob Dobbs',</text:span></text:p>
            <text:p text:style-name="P4"><text:span text:style-name="T11"><text:s text:c="6"/></text:span><text:span text:style-name="T11">'... and it should return the correct full name';</text:span></text:p>
            <text:p text:style-name="P4"><text:span text:style-name="T11">}</text:span></text:p>
            <text:p text:style-name="P4"><text:span text:style-name="T11"/></text:p>
            <text:p text:style-name="P4"><text:span text:style-name="T11">sub test_last_name <text:s/>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$report-&gt;plan(2);</text:span></text:p>
            <text:p text:style-name="P4"><text:span text:style-name="T11"><text:s text:c="4"/></text:span><text:span text:style-name="T11">my $person = $test-&gt;test_person;</text:span></text:p>
            <text:p text:style-name="P4"><text:span text:style-name="T11"/></text:p>
            <text:p text:style-name="P4"><text:span text:style-name="T11"><text:s text:c="4"/></text:span><text:span text:style-name="T11">can_ok $person, 'last_name';</text:span></text:p>
            <text:p text:style-name="P4"><text:span text:style-name="T11"><text:s text:c="4"/></text:span><text:span text:style-name="T11">is $person-&gt;last_name, 'Dobbs', '... and default value is correct';</text:span></text:p>
            <text:p text:style-name="P4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user-transformed="true">
            <draw:text-box>
              <text:p><text:span text:style-name="T2">Test methods start with “test_” or use the attribute “Test(s)”.</text:span></text:p>
              <text:p><text:span text:style-name="T2"/></text:p>
              <text:p><text:span text:style-name="T2">Ovid uses test method “test_constructor” to test the object's “new” method</text:span></text:p>
              <text:p><text:span text:style-name="T2"/></text:p>
              <text:p><text:span text:style-name="T2">Tests(N) vs Plans (report-&gt;plan())</text:span></text:p>
            </draw:text-box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5.199cm" svg:height="18.309cm" svg:x="1.4cm" svg:y="0.837cm" presentation:class="subtitle" presentation:user-transformed="true">
          <draw:text-box>
            <text:p text:style-name="P4"><text:span text:style-name="T11">sub test_first_name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$report-&gt;plan(2);</text:span></text:p>
            <text:p text:style-name="P4"><text:span text:style-name="T11"><text:s text:c="4"/></text:span><text:span text:style-name="T11">my $person = $test-&gt;test_person;</text:span></text:p>
            <text:p text:style-name="P4"><text:span text:style-name="T11"/></text:p>
            <text:p text:style-name="P4"><text:span text:style-name="T11"><text:s text:c="4"/></text:span><text:span text:style-name="T11">can_ok $person, 'first_name';</text:span></text:p>
            <text:p text:style-name="P4"><text:span text:style-name="T11"><text:s text:c="4"/></text:span><text:span text:style-name="T11">is $person-&gt;first_name, 'Bob', '... and default value is correct';</text:span></text:p>
            <text:p text:style-name="P4"><text:span text:style-name="T11">}</text:span></text:p>
            <text:p text:style-name="P4"><text:span text:style-name="T11"/></text:p>
            <text:p text:style-name="P4"><text:span text:style-name="T11">sub test_name_order : Tests(3)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/></text:p>
            <text:p text:style-name="P4"><text:span text:style-name="T11"><text:s text:c="4"/></text:span><text:span text:style-name="T11">my $person = $test-&gt;test_person;</text:span></text:p>
            <text:p text:style-name="P4"><text:span text:style-name="T11"/></text:p>
            <text:p text:style-name="P4"><text:span text:style-name="T11"><text:s text:c="4"/></text:span><text:span text:style-name="T11">can_ok $person, 'name';</text:span></text:p>
            <text:p text:style-name="P4"><text:span text:style-name="T11"/></text:p>
            <text:p text:style-name="P4"><text:span text:style-name="T11"><text:s text:c="4"/></text:span><text:span text:style-name="T11">is $person-&gt;name, 'Bob Dobbs', 'name() should return the full name';</text:span></text:p>
            <text:p text:style-name="P4"><text:span text:style-name="T11"><text:s text:c="4"/></text:span><text:span text:style-name="T11">$person-&gt;title('Dr.');</text:span></text:p>
            <text:p text:style-name="P4"><text:span text:style-name="T11"><text:s text:c="4"/></text:span><text:span text:style-name="T11">is $person-&gt;name, 'Dr. Bob Dobbs',</text:span></text:p>
            <text:p text:style-name="P4"><text:span text:style-name="T11"><text:s text:c="6"/></text:span><text:span text:style-name="T11">'... and it should be correct if we have a title';</text:span></text:p>
            <text:p text:style-name="P4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5.199cm" svg:height="18.309cm" svg:x="1.4cm" svg:y="0.837cm" presentation:class="subtitle" presentation:user-transformed="true">
          <draw:text-box>
            <text:p text:style-name="P4"><text:span text:style-name="T11">sub test_age : Tests(2)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my $person = $test-&gt;test_person;</text:span></text:p>
            <text:p text:style-name="P4"><text:span text:style-name="T11"/></text:p>
            <text:p text:style-name="P4"><text:span text:style-name="T11"><text:s text:c="4"/></text:span><text:span text:style-name="T11">can_ok $person, 'age';</text:span></text:p>
            <text:p text:style-name="P4"><text:span text:style-name="T11"><text:s text:c="4"/></text:span><text:span text:style-name="T11">cmp_ok $person-&gt;age, '&gt;', 100,</text:span></text:p>
            <text:p text:style-name="P4"><text:span text:style-name="T11"><text:s text:c="8"/></text:span><text:span text:style-name="T11">'Our default person is more than one hundred years old';</text:span></text:p>
            <text:p text:style-name="P4"><text:span text:style-name="T11">}</text:span></text:p>
            <text:p text:style-name="P4"><text:span text:style-name="T11">__PACKAGE__-&gt;meta-&gt;make_immutable;</text:span></text:p>
            <text:p text:style-name="P4"><text:span text:style-name="T11">1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TestsFor::Person has 12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6">t/tests/TestsFor/Person/Employee.p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package TestsFor::Person::Employee;</text:span></text:p>
            <text:p text:style-name="P4"><text:span text:style-name="T11">use Test::Class::Moose extends =&gt; 'TestsFor::Person';</text:span></text:p>
            <text:p text:style-name="P4"><text:span text:style-name="T11">use namespace::autoclean;</text:span></text:p>
            <text:p text:style-name="P4"><text:span text:style-name="T11"/></text:p>
            <text:p text:style-name="P4"><text:span text:style-name="T11">around 'constructor_args' =&gt; sub {</text:span></text:p>
            <text:p text:style-name="P4"><text:span text:style-name="T11"><text:s text:c="4"/></text:span><text:span text:style-name="T11">my ($orig, $self, $report) = @_;</text:span></text:p>
            <text:p text:style-name="P4"><text:span text:style-name="T11"><text:s text:c="4"/></text:span><text:span text:style-name="T11">return ($self-&gt;$orig($report), employee_number =&gt; 666);</text:span></text:p>
            <text:p text:style-name="P4"><text:span text:style-name="T11">};</text:span></text:p>
            <text:p text:style-name="P4"><text:span text:style-name="T11"/></text:p>
            <text:p text:style-name="P4"><text:span text:style-name="T11">sub test_constructor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$test-&gt;next::method($report); # call parent method</text:span></text:p>
            <text:p text:style-name="P4"><text:span text:style-name="T11"><text:s text:c="4"/></text:span><text:span text:style-name="T11">$test-&gt;test_report-&gt;plan(1);</text:span></text:p>
            <text:p text:style-name="P4"><text:span text:style-name="T11"><text:s text:c="4"/></text:span><text:span text:style-name="T11">is $test-&gt;test_person-&gt;employee_number, 666,</text:span></text:p>
            <text:p text:style-name="P4"><text:span text:style-name="T11"><text:s text:c="8"/></text:span><text:span text:style-name="T11">'... and we should get the correct employee number';</text:span></text:p>
            <text:p text:style-name="P4"><text:span text:style-name="T11">};</text:span></text:p>
            <text:p text:style-name="P4"><text:span text:style-name="T11"/></text:p>
            <text:p text:style-name="P4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<text:span text:style-name="T2">Point out constructor_args and remind that it is a method of the parent TestsFor::Person</text:span></text:p>
              <text:p><text:span text:style-name="T2"/></text:p>
            </draw:text-box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7" draw:text-style-name="P7" draw:layer="layout" svg:width="25.199cm" svg:height="18.309cm" svg:x="1.4cm" svg:y="0.837cm" presentation:class="subtitle" presentation:user-transformed="true">
          <draw:text-box>
            <text:p text:style-name="P4"><text:span text:style-name="T11">sub test_employee_number : Tests(2)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my $employee = $test-&gt;class_name-&gt;new( { first_name <text:s/>=&gt; 'Mary',</text:span></text:p>
            <text:p text:style-name="P4"><text:span text:style-name="T11"><text:s text:c="77"/></text:span><text:span text:style-name="T11">last_name <text:s text:c="2"/>=&gt; 'Jones',</text:span></text:p>
            <text:p text:style-name="P4"><text:span text:style-name="T11"><text:s text:c="77"/></text:span><text:span text:style-name="T11">birthdate <text:s text:c="2"/>=&gt; '1904-06-03',</text:span></text:p>
            <text:p text:style-name="P4"><text:span text:style-name="T11"><text:s text:c="5"/></text:span><text:span text:style-name="T11">} <text:s/>);</text:span></text:p>
            <text:p text:style-name="P4"><text:span text:style-name="T11"><text:s text:c="4"/></text:span><text:span text:style-name="T11">can_ok $employee, 'employee_number';</text:span></text:p>
            <text:p text:style-name="P4"><text:span text:style-name="T11"><text:s text:c="4"/></text:span><text:span text:style-name="T11">$employee-&gt;employee_number(4);</text:span></text:p>
            <text:p text:style-name="P4"><text:span text:style-name="T11"><text:s text:c="4"/></text:span><text:span text:style-name="T11">is $employee-&gt;employee_number, 4,</text:span></text:p>
            <text:p text:style-name="P4"><text:span text:style-name="T11"><text:s text:c="8"/></text:span><text:span text:style-name="T11">'... but we should be able to set its value';</text:span></text:p>
            <text:p text:style-name="P4"><text:span text:style-name="T11">}</text:span></text:p>
            <text:p text:style-name="P4"><text:span text:style-name="T11"/></text:p>
            <text:p text:style-name="P4"><text:span text:style-name="T11">sub test_full_name : Tests(1) Tags(deprecated) {</text:span></text:p>
            <text:p text:style-name="P4"><text:span text:style-name="T11"><text:s text:c="4"/></text:span><text:span text:style-name="T11">my ($test, $report) = @_;</text:span></text:p>
            <text:p text:style-name="P4"><text:span text:style-name="T11"><text:s text:c="4"/></text:span><text:span text:style-name="T11">my $person = $test-&gt;class_name-&gt;new( { first_name <text:s/>=&gt; 'Mary',</text:span></text:p>
            <text:p text:style-name="P4"><text:span text:style-name="T11"><text:s text:c="72"/></text:span><text:span text:style-name="T11">last_name <text:s text:c="2"/>=&gt; 'Jones',</text:span></text:p>
            <text:p text:style-name="P4"><text:span text:style-name="T11"><text:s text:c="72"/></text:span><text:span text:style-name="T11">birthdate <text:s text:c="2"/>=&gt; '1904-06-03',</text:span></text:p>
            <text:p text:style-name="P4"><text:span text:style-name="T11"><text:s text:c="4"/></text:span><text:span text:style-name="T11">} );</text:span></text:p>
            <text:p text:style-name="P4"><text:span text:style-name="T11"><text:s text:c="4"/></text:span><text:span text:style-name="T11">is $person-&gt;full_name, 'Jones, Mary',</text:span></text:p>
            <text:p text:style-name="P4"><text:span text:style-name="T11"><text:s text:c="8"/></text:span><text:span text:style-name="T11">'The employee name should render correctly';</text:span></text:p>
            <text:p text:style-name="P4"><text:span text:style-name="T11">}</text:span></text:p>
            <text:p text:style-name="P4"><text:span text:style-name="T11">__PACKAGE__-&gt;meta-&gt;make_immutable;</text:span></text:p>
            <text:p text:style-name="P4"><text:span text:style-name="T11">1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TestsFor::Person::Employee has 4 tests</text:span></text:p>
            <text:p text:style-name="P4"><text:span text:style-name="T11"/></text:p>
            <text:p text:style-name="P4"><text:span text:style-name="T11">Inherits 12 from TestsFor::Per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16">t/tests/TestsFor/Customer.p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13" draw:text-style-name="P7" draw:layer="layout" svg:width="25.199cm" svg:height="19.225cm" svg:x="1.4cm" svg:y="0.837cm" presentation:class="subtitle" presentation:user-transformed="true">
          <draw:text-box>
            <text:p text:style-name="P4"><text:span text:style-name="T17">package TestsFor::Customer;</text:span></text:p>
            <text:p text:style-name="P4"><text:span text:style-name="T17">use Test::Class::Moose extends =&gt; 'TestsFor::Person';</text:span></text:p>
            <text:p text:style-name="P4"><text:span text:style-name="T17">use namespace::autoclean;</text:span></text:p>
            <text:p text:style-name="P4"><text:span text:style-name="T17">use DateTime;</text:span></text:p>
            <text:p text:style-name="P4"><text:span text:style-name="T17"/></text:p>
            <text:p text:style-name="P4"><text:span text:style-name="T17">sub test_mininum_age : Tags(api) {</text:span></text:p>
            <text:p text:style-name="P4"><text:span text:style-name="T17"><text:s text:c="4"/></text:span><text:span text:style-name="T17">my $test = shift;</text:span></text:p>
            <text:p text:style-name="P4"><text:span text:style-name="T17"><text:s text:c="4"/></text:span><text:span text:style-name="T17">$test-&gt;test_report-&gt;plan(2);</text:span></text:p>
            <text:p text:style-name="P4"><text:span text:style-name="T17"><text:s text:c="4"/></text:span><text:span text:style-name="T17">my $year = DateTime-&gt;now-&gt;year;</text:span></text:p>
            <text:p text:style-name="P4"><text:span text:style-name="T17"><text:s text:c="4"/></text:span><text:span text:style-name="T17">$year -= 16;</text:span></text:p>
            <text:p text:style-name="P4"><text:span text:style-name="T17"><text:s text:c="4"/></text:span><text:span text:style-name="T17">throws_ok {</text:span></text:p>
            <text:p text:style-name="P4"><text:span text:style-name="T17"><text:s text:c="8"/></text:span><text:span text:style-name="T17">$test-&gt;class_name-&gt;new( { first_name <text:s/>=&gt; 'Sally',</text:span></text:p>
            <text:p text:style-name="P4"><text:span text:style-name="T17"><text:s text:c="12"/></text:span><text:span text:style-name="T17">last_name <text:s text:c="2"/>=&gt; 'Forth', birthdate <text:s text:c="2"/>=&gt; "$year-06-05",</text:span></text:p>
            <text:p text:style-name="P4"><text:span text:style-name="T17"><text:s text:c="8"/></text:span><text:span text:style-name="T17">} )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qr/^Customers must be 18 years old or older, not \d+/,</text:span></text:p>
            <text:p text:style-name="P4"><text:span text:style-name="T17"><text:s text:c="6"/></text:span><text:span text:style-name="T17">'Trying to create a customer younger than 18 should fail';</text:span></text:p>
            <text:p text:style-name="P4"><text:span text:style-name="T17"><text:s text:c="4"/></text:span><text:span text:style-name="T17">$year -= 10; <text:s text:c="3"/># take another ten years off</text:span></text:p>
            <text:p text:style-name="P4"><text:span text:style-name="T17"><text:s text:c="4"/></text:span><text:span text:style-name="T17">lives_ok {</text:span></text:p>
            <text:p text:style-name="P4"><text:span text:style-name="T17"><text:s text:c="8"/></text:span><text:span text:style-name="T17">$test-&gt;class_name-&gt;new( { first_name <text:s/>=&gt; 'Sally',</text:span></text:p>
            <text:p text:style-name="P4"><text:span text:style-name="T17"><text:s text:c="12"/></text:span><text:span text:style-name="T17">last_name <text:s text:c="2"/>=&gt; 'Forth', birthdate <text:s text:c="2"/>=&gt; "$year-06-05",</text:span></text:p>
            <text:p text:style-name="P4"><text:span text:style-name="T17"><text:s text:c="8"/></text:span><text:span text:style-name="T17">} );</text:span></text:p>
            <text:p text:style-name="P4"><text:span text:style-name="T17"><text:s text:c="4"/></text:span><text:span text:style-name="T17">}</text:span></text:p>
            <text:p text:style-name="P4"><text:span text:style-name="T17"><text:s text:c="4"/></text:span><text:span text:style-name="T17">'Trying to create a customer older than 18 should succeed';</text:span></text:p>
            <text:p text:style-name="P4"><text:span text:style-name="T17">}</text:span></text:p>
            <text:p text:style-name="P4"><text:span text:style-name="T17">__PACKAGE__-&gt;meta-&gt;make_immutable;</text:span></text:p>
            <text:p text:style-name="P4"><text:span text:style-name="T17">1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11">TestsFor::Customer has 2 tests</text:span></text:p>
            <text:p text:style-name="P4"><text:span text:style-name="T11"/></text:p>
            <text:p text:style-name="P4"><text:span text:style-name="T11">Inherits 12 from TestsFor::Person</text:span></text:p>
            <text:p text:style-name="P4"><text:span text:style-name="T11"/></text:p>
            <text:p text:style-name="P4"><text:span text:style-name="T11">---</text:span></text:p>
            <text:p text:style-name="P4"><text:span text:style-name="T11">TestsFor::Person 12 tests</text:span></text:p>
            <text:p text:style-name="P4"><text:span text:style-name="T11">TestsFor::Person::Employee 4 + 12 = 16 tests</text:span></text:p>
            <text:p text:style-name="P4"><text:span text:style-name="T11">TestsFor::Customer 2 + 12 = 14 tests</text:span></text:p>
            <text:p text:style-name="P4"><text:span text:style-name="T11">---</text:span></text:p>
            <text:p text:style-name="P4"><text:span text:style-name="T11">Total tests: 42 tes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Prove it</text:p>
          </draw:text-box>
        </draw:frame>
        <draw:frame presentation:style-name="pr2" draw:text-style-name="P5" draw:layer="layout" svg:width="25.199cm" svg:height="15.152cm" svg:x="1.4cm" svg:y="4.914cm" presentation:class="outline" presentation:user-transformed="true">
          <draw:text-box>
            <text:p text:style-name="P4"><text:span text:style-name="T4"><text:s text:c="2"/></text:span><text:span text:style-name="T4">$ prove -l --merge t/run.t <text:s/></text:span></text:p>
            <text:p text:style-name="P4"><text:span text:style-name="T4">OR</text:span></text:p>
            <text:p text:style-name="P4"><text:span text:style-name="T4"><text:s text:c="2"/></text:span><text:span text:style-name="T4">$ prove -lv --merge t/run.t</text:span></text:p>
            <text:p text:style-name="P4"><text:span text:style-name="T4">...</text:span></text:p>
            <text:p text:style-name="P4"><text:span text:style-name="T4"># Test instances: <text:s/>4</text:span></text:p>
            <text:p text:style-name="P4"><text:span text:style-name="T4"># Test methods: <text:s text:c="3"/>18</text:span></text:p>
            <text:p text:style-name="P4"><text:span text:style-name="T4"># Total tests run: 42</text:span></text:p>
            <text:p text:style-name="P4"><text:span text:style-name="T4">ok</text:span></text:p>
            <text:p text:style-name="P4"><text:span text:style-name="T4">All tests successful.</text:span></text:p>
            <text:p text:style-name="P4"><text:span text:style-name="T4">Files=1, Tests=4, <text:s/>...</text:span></text:p>
            <text:p text:style-name="P4"><text:span text:style-name="T4">Result: PASS</text:span></text:p>
            <text:p text:style-name="P4"><text:span text:style-name="T4"/></text:p>
            <text:p text:style-name="P4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Prove it (2)</text:p>
          </draw:text-box>
        </draw:frame>
        <draw:frame presentation:style-name="pr2" draw:text-style-name="P6" draw:layer="layout" svg:width="25.199cm" svg:height="15.152cm" svg:x="1.4cm" svg:y="4.914cm" presentation:class="outline" presentation:user-transformed="true">
          <draw:text-box>
            <text:p text:style-name="P4"><text:span text:style-name="T5">$ prove -lv --merge t/run.t <text:s/>:: TestsFor::Person::Employee <text:s/>\</text:span></text:p>
            <text:p text:style-name="P4"><text:span text:style-name="T5"><text:s text:c="4"/></text:span><text:span text:style-name="T5">TestsFor::Customer</text:span></text:p>
            <text:p text:style-name="P4"><text:span text:style-name="T5"/></text:p>
            <text:p text:style-name="P4"><text:span text:style-name="T5">VI (.vimrc)</text:span></text:p>
            <text:p text:style-name="P4"><text:span text:style-name="T5"># relative to your CWD</text:span></text:p>
            <text:p text:style-name="P4"><text:span text:style-name="T5">noremap ,t <text:s/>:!prove -lv --merge t/run.t&lt;CR&gt;</text:span></text:p>
            <text:p text:style-name="P4"><text:span text:style-name="T5"/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ow to prove a sub set of test class(es)</text:p>
              <text:p>Point out “arisdottle”</text:p>
              <text:p/>
              <text:p>vimrc</text:p>
            </draw:text-box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DBIC</text:p>
          </draw:text-box>
        </draw:frame>
        <draw:frame presentation:style-name="pr2" draw:text-style-name="P11" draw:layer="layout" svg:width="27.492cm" svg:height="15.152cm" svg:x="0.508cm" svg:y="4.914cm" presentation:class="outline" presentation:user-transformed="true">
          <draw:text-box>
            <text:p text:style-name="P4"><text:span text:style-name="T18">If you remember my last presentation where I used DBIx::Class with Mojolicious.</text:span></text:p>
            <text:p text:style-name="P4"><text:span text:style-name="T17">package TestsFor::Mytest::Schema::Result::User;</text:span></text:p>
            <text:p text:style-name="P4"><text:span text:style-name="T17">use Test::Class::Moose parent =&gt; 'My::Test::Class';</text:span></text:p>
            <text:p text:style-name="P4"><text:span text:style-name="T17">BEGIN { <text:s/>has 'test_user' =&gt; ( is =&gt; 'rw', isa =&gt; 'Mytest::Schema::Result::User'); <text:s/>}</text:span></text:p>
            <text:p text:style-name="P4"><text:span text:style-name="T17"/></text:p>
            <text:p text:style-name="P4"><text:span text:style-name="T17">sub test_setup {</text:span></text:p>
            <text:p text:style-name="P4"><text:span text:style-name="T17"><text:s text:c="4"/></text:span><text:span text:style-name="T17">my $test = shift;</text:span></text:p>
            <text:p text:style-name="P4"><text:span text:style-name="T17"><text:s text:c="4"/></text:span><text:span text:style-name="T17">$test-&gt;test_user( $test-&gt;class_name-&gt;new( <text:s text:c="2"/></text:span><text:span text:style-name="T19">{</text:span></text:p>
            <text:p text:style-name="P4"><text:span text:style-name="T17"><text:s text:c="12"/></text:span><text:span text:style-name="T17">id <text:s/>=&gt; 1, pw_hash =&gt; 'Some Text',</text:span></text:p>
            <text:p text:style-name="P4"><text:span text:style-name="T17"><text:s text:c="12"/></text:span><text:span text:style-name="T17">username =&gt; 'Buster', fullname =&gt; 'Buster the Show Dog',</text:span></text:p>
            <text:p text:style-name="P4"><text:span text:style-name="T17"><text:s text:c="4"/></text:span><text:span text:style-name="T19">}</text:span><text:span text:style-name="T17"> <text:s text:c="3"/>));</text:span></text:p>
            <text:p text:style-name="P4"><text:span text:style-name="T1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T::C::M Tags attribute</text:p>
          </draw:text-box>
        </draw:frame>
        <draw:frame presentation:style-name="pr2" draw:text-style-name="P12" draw:layer="layout" svg:width="27.492cm" svg:height="15.152cm" svg:x="0.508cm" svg:y="4.914cm" presentation:class="outline" presentation:user-transformed="true">
          <draw:text-box>
            <text:p text:style-name="P4"><text:span text:style-name="T20">Person::Employee.pm</text:span></text:p>
            <text:p text:style-name="P4"><text:span text:style-name="T20">sub test_full_name : Tags(deprecated) { … }</text:span></text:p>
            <text:p text:style-name="P4"><text:span text:style-name="T20"/></text:p>
            <text:p text:style-name="P4"><text:span text:style-name="T20">t/run2.t</text:span></text:p>
            <text:p text:style-name="P4"><text:span text:style-name="T20">#!/usr/bin/env perl</text:span></text:p>
            <text:p text:style-name="P4"><text:span text:style-name="T20">use Test::Class::Moose::Load 't/tests';</text:span></text:p>
            <text:p text:style-name="P4"><text:span text:style-name="T20">use Test::Class::Moose::Runner;</text:span></text:p>
            <text:p text:style-name="P4"><text:span text:style-name="T20">my $test_suite =Test::Class::Moose::Runner-&gt;new( </text:span></text:p>
            <text:p text:style-name="P4"><text:span text:style-name="T20"><text:s text:c="6"/></text:span><text:span text:style-name="T20">statistics <text:s text:c="2"/>=&gt; 1,</text:span></text:p>
            <text:p text:style-name="P4"><text:span text:style-name="T20"># <text:s text:c="5"/>include_tags =&gt; [qw/api/],</text:span></text:p>
            <text:p text:style-name="P4"><text:span text:style-name="T20"><text:s text:c="6"/></text:span><text:span text:style-name="T20">exclude_tags =&gt; [qw/deprecated/],</text:span></text:p>
            <text:p text:style-name="P4"><text:span text:style-name="T20"><text:s text:c="6"/></text:span><text:span text:style-name="T20">test_classes =&gt; \@ARGV,</text:span></text:p>
            <text:p text:style-name="P4"><text:span text:style-name="T20">)-&gt;runtests-&gt;test_report;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>
            <draw:text-box>
              <text:p>Test methods can have multiple tags.</text:p>
              <text:p>For including or excluding.</text:p>
            </draw:text-box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::C::M::Repor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Useful if you want to do your own reporting and not rely on the default output provided with the statistics boolean option.</text:p>
            <text:p><text:span text:style-name="T10">my $test_suite =Test::Class::Moose::Runner-&gt;new(</text:span></text:p>
            <text:p text:style-name="P4"><text:span text:style-name="T10"><text:s text:c="6"/></text:span><text:span text:style-name="T10">statistics <text:s text:c="2"/>=&gt; 1,</text:span></text:p>
            <text:p text:style-name="P4"><text:span text:style-name="T10"><text:s text:c="6"/></text:span><text:span text:style-name="T10">test_classes =&gt; \@ARGV,</text:span></text:p>
            <text:p text:style-name="P4"><text:span text:style-name="T10">)-&gt;runtests-&gt;test_repor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allel Tes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Have multiple jobs running. </text:p>
            <text:p text:style-name="P4"><text:span text:style-name="T10">my $test_suite =Test::Class::Moose::Runner-&gt;new(</text:span></text:p>
            <text:p text:style-name="P4"><text:span text:style-name="T10"><text:s text:c="6"/></text:span><text:span text:style-name="T10">statistics <text:s text:c="2"/>=&gt; 1,</text:span></text:p>
            <text:p text:style-name="P4"><text:span text:style-name="T10"><text:s text:c="6"/></text:span><text:span text:style-name="T10">test_classes =&gt; \@ARGV,</text:span></text:p>
            <text:p text:style-name="P4"><text:span text:style-name="T10"><text:s text:c="6"/></text:span><text:span text:style-name="T21">jobs <text:s text:c="8"/>=&gt; 3,</text:span></text:p>
            <text:p text:style-name="P4"><text:span text:style-name="T10">)-&gt;runtests-&gt;test_report;</text:span></text:p>
            <text:p text:style-name="P4"><text:span text:style-name="T10">Note1: Use of the Tag “noparallel”</text:span></text:p>
            <text:p text:style-name="P4"><text:span text:style-name="T10">Note2: Test::Class::Moose::Role::Parallel is depreca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973cm" svg:x="1.4cm" svg:y="0.837cm" presentation:class="title" presentation:user-transformed="true">
          <draw:text-box>
            <text:p>Curtis Poe's Tutorial</text:p>
          </draw:text-box>
        </draw:frame>
        <draw:frame presentation:style-name="pr2" draw:text-style-name="P13" draw:layer="layout" svg:width="27.492cm" svg:height="15.152cm" svg:x="0.508cm" svg:y="4.914cm" presentation:class="outline" presentation:user-transformed="true">
          <draw:text-box>
            <text:p text:style-name="P4"><text:span text:style-name="T22">YouTube Testing with Test::Class::Moose YAPC:NA 4-Sept-2013</text:span></text:p>
            <text:p text:style-name="P4"><text:span text:style-name="T22"/></text:p>
            <text:p text:style-name="P4"><text:span text:style-name="T23">Buy Senor Poe's books!!!</text:span><text:span text:style-name="T24"> <text:s/></text:span></text:p>
            <text:p text:style-name="P4"><text:span text:style-name="T1">Beginning Perl</text:span></text:p>
            <text:p text:style-name="P4"><text:span text:style-name="T1">Perl Hacks</text:span></text:p>
            <text:p text:style-name="P4"><text:span text:style-name="T22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3:31:04.847592096</meta:creation-date>
    <dc:date>2015-12-04T10:21:24.301062921</dc:date>
    <meta:editing-duration>PT16H5M18S</meta:editing-duration>
    <meta:editing-cycles>137</meta:editing-cycles>
    <meta:generator>LibreOffice/4.2.8.2$Linux_X86_64 LibreOffice_project/420m0$Build-2</meta:generator>
    <meta:document-statistic meta:object-count="159"/>
  </office:meta>
</office:document-meta>
</file>